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ctAutoTypeTest_0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ctAutoTypeTest_0.test_2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rictAutoTypeTest_0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AutoTypeTest_0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